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C06A5DE2896876271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132cm" fo:min-width="2.517cm" fo:padding-top="0.204cm" fo:padding-bottom="0.204cm" fo:padding-left="0.329cm" fo:padding-right="0.329cm" draw:shadow="hidden"/>
      <style:paragraph-properties style:writing-mode="lr-tb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0.387cm" fo:min-width="2.517cm" fo:padding-top="0.204cm" fo:padding-bottom="0.204cm" fo:padding-left="0.329cm" fo:padding-right="0.329cm" draw:shadow="hidden"/>
      <style:paragraph-properties style:writing-mode="lr-tb"/>
    </style:style>
    <style:style style:name="gr4" style:family="graphic" style:parent-style-name="standard" style:list-style-name="L1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132cm" fo:min-width="2.517cm" fo:padding-top="0.204cm" fo:padding-bottom="0.204cm" fo:padding-left="0.329cm" fo:padding-right="0.329cm" draw:shadow="hidden"/>
      <style:paragraph-properties style:writing-mode="lr-tb"/>
    </style:style>
    <style:style style:name="gr5" style:family="graphic" style:parent-style-name="standard" style:list-style-name="L1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45cm" fo:min-width="1.564cm" fo:padding-top="0.204cm" fo:padding-bottom="0.204cm" fo:padding-left="0.329cm" fo:padding-right="0.329c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  <style:text-properties fo:color="#c9211e" loext:opacity="100%" fo:font-weight="bold" fo:background-color="#000000" style:font-weight-asian="bold" style:font-weight-complex="bold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211e" loext:opacity="100%" fo:font-weight="bold" fo:background-color="#000000" style:font-weight-asian="bold" style:font-weight-complex="bold"/>
    </style:style>
    <style:style style:name="T1" style:family="text">
      <style:text-properties fo:color="#c9211e" loext:opacity="100%" fo:font-weight="bold" fo:background-color="#0000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249cm" draw:transform="rotate (-1.56503674026332) translate (17.568cm 5.29cm)">
          <draw:image xlink:href="Pictures/1000000000000500000003C06A5DE28968762719.jpg" xlink:type="simple" xlink:show="embed" xlink:actuate="onLoad" draw:mime-type="image/jpeg">
            <text:p/>
          </draw:image>
        </draw:frame>
        <draw:custom-shape draw:style-name="gr2" draw:text-style-name="P3" draw:layer="layout" svg:width="3.175cm" svg:height="2.54cm" svg:x="5.127cm" svg:y="10.207cm">
          <text:p text:style-name="P2"><text:span text:style-name="T1">Batt</text:span></text:p>
          <text:p text:style-name="P1"><text:span text:style-name="T1">CR122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10.795cm" svg:x="11.795cm" svg:y="9.255cm">
          <text:p text:style-name="P1"><text:span text:style-name="T1">Batt</text:span></text:p>
          <text:p text:style-name="P1"><text:span text:style-name="T1">1865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2.54cm" svg:x="5.127cm" svg:y="10.207cm">
          <text:p text:style-name="P2"><text:span text:style-name="T1">Batt</text:span></text:p>
          <text:p text:style-name="P1"><text:span text:style-name="T1">CR122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22cm" svg:height="2.858cm" svg:x="8.09cm" svg:y="16.312cm">
          <text:p text:style-name="P2"><text:span text:style-name="T1">SD</text:span></text:p>
          <text:p text:style-name="P2"><text:span text:style-name="T1">Car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22T15:18:38.912695774</dc:date>
    <meta:editing-duration>PT5M25S</meta:editing-duration>
    <meta:editing-cycles>1</meta:editing-cycles>
    <meta:document-statistic meta:object-count="5"/>
    <meta:generator>LibreOffice/7.3.7.2$Linux_X86_64 LibreOffice_project/30$Build-2</meta:generator>
  </office:meta>
</office:document-meta>
</file>